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05E0000005EA38222DC.png"/>
  <manifest:file-entry manifest:media-type="image/png" manifest:full-path="Pictures/100002010000003A000000325E09BA04.png"/>
  <manifest:file-entry manifest:media-type="image/png" manifest:full-path="Pictures/100002010000004100000036C35C4F18.png"/>
  <manifest:file-entry manifest:media-type="image/png" manifest:full-path="Pictures/100002010000032000000320DD6CF5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контура">
      <style:graphic-properties draw:fill="bitmap" draw:fill-color="#cfe7f5" draw:fill-image-name="Aqu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Greece" style:font-style-name="Обычный" fo:font-size="18pt" style:font-size-asian="18pt" style:font-size-complex="18pt"/>
    </style:style>
    <style:style style:name="T1" style:family="text">
      <style:text-properties fo:font-family="'Segoe UI'" style:font-style-name="Обычный" style:font-family-asian="'Segoe UI'" style:font-style-name-asian="Обычный" style:font-family-complex="'Segoe UI'" style:font-style-name-complex="Обычный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8.999cm" svg:x="1.301cm" svg:y="5.501cm">
          <draw:image xlink:href="Pictures/100002010000032000000320DD6CF520.png" xlink:type="simple" xlink:show="embed" xlink:actuate="onLoad">
            <text:p/>
          </draw:image>
        </draw:frame>
        <draw:frame draw:style-name="gr2" draw:text-style-name="P1" draw:layer="layout" svg:width="0.934cm" svg:height="0.805cm" svg:x="17.466cm" svg:y="21.595cm">
          <draw:image xlink:href="Pictures/100002010000004100000036C35C4F18.png" xlink:type="simple" xlink:show="embed" xlink:actuate="onLoad">
            <text:p/>
          </draw:image>
        </draw:frame>
        <draw:frame draw:style-name="gr3" draw:text-style-name="P1" draw:layer="layout" svg:width="0.941cm" svg:height="0.8cm" svg:x="3.7cm" svg:y="7.8cm">
          <draw:image xlink:href="Pictures/100002010000003A000000325E09BA04.png" xlink:type="simple" xlink:show="embed" xlink:actuate="onLoad">
            <text:p/>
          </draw:image>
        </draw:frame>
        <draw:rect draw:style-name="gr4" draw:text-style-name="P1" draw:layer="layout" svg:width="0.8cm" svg:height="1.4cm" svg:x="2.1cm" svg:y="14.4cm">
          <text:p/>
        </draw:rect>
        <draw:rect draw:style-name="gr4" draw:text-style-name="P1" draw:layer="layout" svg:width="0.8cm" svg:height="0.7cm" svg:x="10.7cm" svg:y="23cm">
          <text:p/>
        </draw:rect>
        <draw:line draw:style-name="gr5" draw:text-style-name="P1" draw:layer="layout" svg:x1="5.2cm" svg:y1="11.5cm" svg:x2="10.3cm" svg:y2="11.5cm">
          <text:p/>
        </draw:line>
        <draw:line draw:style-name="gr5" draw:text-style-name="P1" draw:layer="layout" svg:x1="6.6cm" svg:y1="13.7cm" svg:x2="12.5cm" svg:y2="13.7cm">
          <text:p/>
        </draw:line>
        <draw:line draw:style-name="gr5" draw:text-style-name="P1" draw:layer="layout" svg:x1="7.8cm" svg:y1="15.4cm" svg:x2="14.1cm" svg:y2="15.4cm">
          <text:p/>
        </draw:line>
        <draw:frame draw:style-name="gr6" draw:layer="layout" svg:width="1.315cm" svg:height="0.963cm" svg:x="10.485cm" svg:y="17.8cm">
          <draw:text-box>
            <text:p>PF</text:p>
          </draw:text-box>
        </draw:frame>
        <draw:frame draw:style-name="gr7" draw:layer="layout" svg:width="1.383cm" svg:height="0.963cm" svg:x="13cm" svg:y="17.137cm">
          <draw:text-box>
            <text:p>NS</text:p>
          </draw:text-box>
        </draw:frame>
        <draw:frame draw:style-name="gr7" draw:text-style-name="P2" draw:layer="layout" svg:width="1.56cm" svg:height="1.107cm" svg:x="16.6cm" svg:y="17.008cm">
          <draw:text-box>
            <text:p text:style-name="P2"><text:span text:style-name="T1">ν</text:span>=1</text:p>
          </draw:text-box>
        </draw:frame>
        <draw:frame draw:style-name="gr8" draw:layer="layout" svg:width="0.925cm" svg:height="1.263cm" svg:x="4.775cm" svg:y="10.737cm">
          <draw:text-box>
            <text:p>A</text:p>
          </draw:text-box>
        </draw:frame>
        <draw:frame draw:style-name="gr9" draw:layer="layout" svg:width="0.925cm" svg:height="1.363cm" svg:x="9.9cm" svg:y="10.737cm">
          <draw:text-box>
            <text:p>B</text:p>
          </draw:text-box>
        </draw:frame>
        <draw:frame draw:style-name="gr8" draw:layer="layout" svg:width="0.959cm" svg:height="1.263cm" svg:x="6cm" svg:y="12.937cm">
          <draw:text-box>
            <text:p>C</text:p>
          </draw:text-box>
        </draw:frame>
        <draw:frame draw:style-name="gr7" draw:layer="layout" svg:width="0.959cm" svg:height="0.963cm" svg:x="12.241cm" svg:y="13cm">
          <draw:text-box>
            <text:p>D</text:p>
          </draw:text-box>
        </draw:frame>
        <draw:frame draw:style-name="gr9" draw:layer="layout" svg:width="0.925cm" svg:height="1.363cm" svg:x="7.223cm" svg:y="14.608cm">
          <draw:text-box>
            <text:p>E</text:p>
          </draw:text-box>
        </draw:frame>
        <draw:frame draw:style-name="gr8" draw:layer="layout" svg:width="0.891cm" svg:height="1.263cm" svg:x="13.809cm" svg:y="14.637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Aqua" xlink:href="Pictures/100000000000005E0000005EA38222D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solid" draw:stroke-dash="Dash_20_10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ирилл Зайчиков</meta:initial-creator>
    <meta:creation-date>2024-06-19T01:29:14.43</meta:creation-date>
    <dc:date>2024-06-19T01:54:33.82</dc:date>
    <dc:creator>Кирилл Зайчиков</dc:creator>
    <meta:editing-duration>PT10M9S</meta:editing-duration>
    <meta:editing-cycles>1</meta:editing-cycles>
    <meta:document-statistic meta:object-count="17"/>
    <meta:generator>OpenOffice/4.1.13$Win32 OpenOffice.org_project/4113m1$Build-9810</meta:generator>
  </office:meta>
</office:document-meta>
</file>